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8000004179EEAE09F13ED0D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2.157cm" draw:z-index="0"><draw:image xlink:href="Pictures/10000001000005B8000004179EEAE09F13ED0DF5.png" xlink:type="simple" xlink:show="embed" xlink:actuate="onLoad" draw:mime-type="image/png"/></draw:frame><draw:frame draw:style-name="fr1" draw:name="Image2" text:anchor-type="char" svg:x="-0.503cm" svg:y="13.203cm" svg:width="17cm" svg:height="12.157cm" draw:z-index="1"><draw:image xlink:href="Pictures/10000001000005B8000004179EEAE09F13ED0D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1:56.261779826</meta:creation-date>
    <dc:date>2023-10-25T15:42:37.397862924</dc:date>
    <meta:editing-duration>PT4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